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1576in" fo:margin-bottom="0.0784in"/>
      <style:text-properties style:font-name="Liberation Sans" fo:font-weight="bold" style:font-weight-asian="bold" style:font-weight-complex="bold" fo:font-size="14pt" style:font-size-asian="14pt" style:font-size-complex="14pt"/>
    </style:style>
    <style:style style:name="T5" style:parent-style-name="Fuentedepárrafopredeter." style:family="text">
      <style:text-properties fo:font-style="italic" style:font-style-asian="italic"/>
    </style:style>
    <style:style style:name="P6" style:parent-style-name="Normal" style:master-page-name="MP1" style:family="paragraph">
      <style:paragraph-properties fo:break-before="page">
        <style:tab-stops>
          <style:tab-stop style:type="left" style:position="2.8333in"/>
        </style:tab-stops>
      </style:paragraph-properties>
    </style:style>
  </office:automatic-styles>
  <office:body>
    <office:text text:use-soft-page-breaks="true">
      <text:p text:style-name="P1">Resumen</text:p>
      <text:p text:style-name="Normal"><text:tab/>En este documento se exponen las características del trabajo de fin de grado “GII17.0T Trayectorias Semánticas”. El cual trata de aportar una herramienta para el análisis de datos GPS generados por dispositivos móviles. Para esto partimos de datos muy básicos que puede capturar cualquier dispositivo con GPS que son latitud, longitud y el instante de tiempo en el que se toman. Estos datos tienen que estar almacenados en el orden en el que se toman para poder construir trayectorias.</text:p>
      <text:p text:style-name="Normal"/>
      <text:p text:style-name="Normal"><text:tab/>Para llevar a cabo este proyecto voy a crear una pequeña aplicación que permita transformar los datos, en lo que en el<text:s/>artículo<text:s/><text:span text:style-name="T5">“Semantic trajectories: Mobility data computation and annotation”<text:s/></text:span>denomina modelo semántico. Para llegar a este modelo primero voy a realizar unos pasos previos que consisten en limpiar los datos y en detección de paradas para crear un modelo conceptual. Con estos datos tendremos que obtener la dirección y las características de una dirección para crear el modelo semántico. Este modelo es el que utilizaremos para el análisis posterior.</text:p>
      <text:p text:style-name="Normal"/>
      <text:p text:style-name="Normal"><text:tab/>Se van a realizar dos análisis de los datos en este proyecto. El primero es analizar si con los datos de la aplicación podemos predecir la clase o el tipo de lugar al que se dirige un “usuario” a partir de una trayectoria. El segundo análisis es poder categorizar las rutas mediante un algoritmo de clusterin. Esto se hace con el objetivo de poder analizar las rutas<text:s/>más<text:s/>representativas de cada cluster para poder saber que representa una categoría del cluster.</text:p>
      <text:p text:style-name="Normal"/>
      <text:p text:style-name="Normal"><text:tab/>También se va a desarrollar una interfaz web para la aplicación. El objetivo es que un usuario pueda cargar sus datos en la base de datos de la aplicación. Después queremos que el usuario pueda seleccionar aquellos datos que desea según su criterio para que sean cargados en memoria. Y una vez el usuario a cargado los datos en memoria pueda configurar los clasificadores según su criterio para analizar los datos.</text:p>
      <text:p text:style-name="Normal"><text:s/></text:p>
      <text:p text:style-name="P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font-size="10.5pt" style:font-size-asian="10.5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bstract" style:display-name="Abstract" style:family="paragraph" style:parent-style-name="UBUcuerpoTrabajo">
      <style:text-properties fo:font-style="italic" style:font-style-asian="italic" fo:language="en" fo:country="US" fo:hyphenate="false"/>
    </style:style>
    <style:style style:name="Footnoteanchor" style:display-name="Footnote anchor" style:family="text">
      <style:text-properties style:text-position="super 66.6%"/>
    </style:style>
    <style:style style:name="FootnoteSymbol" style:display-name="Footnote Symbol" style:family="text"/>
    <style:style style:name="Linenumbering" style:display-name="Line numbering" style:family="text"/>
    <style:style style:name="inglés" style:display-name="inglés" style:family="text">
      <style:text-properties fo:font-style="italic" style:font-style-asian="italic" fo:font-size="10.5pt" style:font-size-asian="10.5pt" fo:language="en" fo:country="US"/>
    </style:style>
    <style:style style:name="Ref.denotaalpie" style:display-name="Ref. de nota al pie" style:family="text" style:parent-style-name="Fuentedepárrafopredeter.">
      <style:text-properties style:text-position="super 66.6%"/>
    </style:style>
    <style:style style:name="Sinespaciado" style:display-name="Sin espaciado" style:family="paragraph">
      <style:text-properties style:font-name-complex="Mangal" style:font-size-complex="10.5pt"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page-layout style:name="PL1">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7" style:parent-style-name="Normal" style:family="paragraph">
      <style:paragraph-properties fo:text-align="center"/>
    </style:style>
    <style:style style:name="T8" style:parent-style-name="Fuentedepárrafopredeter." style:family="text">
      <style:text-properties style:font-name="Embossing Tape 3 BRK" fo:color="#C0C0C0" fo:font-size="32pt" style:font-size-asian="32pt" style:font-size-complex="32pt"/>
    </style:style>
    <number:date-style style:name="N9"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transform="translate(-6.54653in -0.83646in) rotate(-0.96377) translate(3.2431in 16.60899in)" draw:name="Cuadro de texto 1" text:anchor-type="paragraph" svg:width="13.09306in" svg:height="1.67292in" style:rel-width="scale" style:rel-height="scale"><draw:text-box><text:p text:style-name="P2"><text:span text:style-name="T3">Borrador</text:span></text:p></draw:text-box><svg:title/><svg:desc/></draw:frame><text:file-name text:fixed="false" text:display="name-and-extension">1_Introduccion.odt</text:file-name><text:s/>v.<text:editing-cycles text:fixed="false">43</text:editing-cycles><text:s/><text:modification-date style:data-style-name="N4">09/jun.19</text:modification-date><text:tab/><text:tab/><text:page-number text:fixed="false">2</text:page-number>/<text:page-count>2</text:page-count></text:p>
      </style:footer>
    </style:master-page>
    <style:master-page style:name="MP1" style:page-layout-name="PL1">
      <style:footer>
        <text:p text:style-name="Piedepágina"><draw:frame draw:z-index="251661312" draw:id="id1" draw:style-name="a1" draw:transform="translate(-6.54653in -0.83646in) rotate(-0.96377) translate(3.2431in 16.60899in)" draw:name="Cuadro de texto 2" text:anchor-type="paragraph" svg:width="13.09306in" svg:height="1.67292in" style:rel-width="scale" style:rel-height="scale"><draw:text-box><text:p text:style-name="P7"><text:span text:style-name="T8">Borrador</text:span></text:p></draw:text-box><svg:title/><svg:desc/></draw:frame><text:file-name text:fixed="false" text:display="name-and-extension">1_Introduccion.odt</text:file-name><text:s/>v.<text:editing-cycles text:fixed="false">43</text:editing-cycles><text:s/><text:modification-date style:data-style-name="N9">09/jun.19</text:modification-date><text:tab/><text:tab/><text:page-number text:fixed="false">2</text:page-number>/<text:page-count>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pa </meta:initial-creator>
    <dc:creator>Hector Cogollos Adrian</dc:creator>
    <meta:creation-date>2014-01-25T22:09:00Z</meta:creation-date>
    <dc:date>2019-06-11T21:05:00Z</dc:date>
    <meta:template xlink:href="Normal.dotm" xlink:type="simple"/>
    <meta:editing-cycles>1</meta:editing-cycles>
    <meta:editing-duration>PT98400S</meta:editing-duration>
    <meta:document-statistic meta:page-count="2" meta:paragraph-count="3" meta:word-count="299" meta:character-count="1946" meta:row-count="13" meta:non-whitespace-character-count="1650"/>
  </office:meta>
</office:document-meta>
</file>